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3T22:29:09.615094000</dc:date>
    <meta:editing-duration>PT1H43M38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1" meta:word-count="221" meta:character-count="1328" meta:non-whitespace-character-count="1138"/>
  </office:meta>
</office:document-meta>
</file>